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Game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>
      <style:table-cell-properties fo:border-bottom="none" fo:background-color="#3465a4" style:text-align-source="fix" style:repeat-content="false" fo:border-left="0.74pt solid #3465a4" fo:border-right="none" fo:border-top="0.74pt solid #3465a4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3465a4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3465a4" style:text-align-source="fix" style:repeat-content="false" fo:border-left="0.74pt solid #3465a4" fo:border-right="none" fo:border-top="none"/>
      <style:paragraph-properties fo:text-align="center" fo:margin-left="0cm"/>
    </style:style>
    <style:style style:name="ce21" style:family="table-cell" style:parent-style-name="Heading_20_1">
      <style:table-cell-properties fo:border-bottom="none" style:text-align-source="fix" style:repeat-content="false" fo:border-left="0.74pt solid #3465a4" fo:border-right="0.74pt solid #3465a4" fo:border-top="0.74pt solid #3465a4"/>
      <style:paragraph-properties fo:text-align="center" fo:margin-left="0cm"/>
    </style:style>
    <style:style style:name="ce5" style:family="table-cell" style:parent-style-name="Heading_20_2">
      <style:table-cell-properties fo:border-bottom="none" fo:background-color="#3465a4" style:text-align-source="fix" style:repeat-content="false" fo:border-left="0.74pt solid #3465a4" fo:border-right="none" fo:border-top="0.74pt solid #3465a4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0.74pt solid #3465a4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74pt solid #3465a4" style:text-align-source="fix" style:repeat-content="false" fo:border-left="0.74pt solid #3465a4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3465a4" fo:border-left="0.74pt solid #3465a4" fo:border-right="none" fo:border-top="none"/>
    </style:style>
    <style:style style:name="ce24" style:family="table-cell" style:parent-style-name="Heading_20_1">
      <style:table-cell-properties fo:border-bottom="none" style:text-align-source="fix" style:repeat-content="false" fo:border-left="0.74pt solid #3465a4" fo:border-right="0.74pt solid #3465a4" fo:border-top="0.74pt solid #3465a4" style:vertical-align="middle"/>
      <style:paragraph-properties fo:text-align="center" fo:margin-left="0cm"/>
    </style:style>
    <style:style style:name="ce7" style:family="table-cell" style:parent-style-name="Heading_20_2">
      <style:table-cell-properties fo:border-bottom="none" fo:background-color="#3465a4" style:text-align-source="fix" style:repeat-content="false" fo:border-left="0.74pt solid #3465a4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74pt solid #3465a4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3465a4" fo:border-right="none" fo:border-top="none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0.74pt solid #3465a4" style:text-align-source="fix" style:repeat-content="false" fo:border-left="0.74pt solid #3465a4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Heading_20_1">
      <style:table-cell-properties fo:border-bottom="none" fo:background-color="#3465a4" style:text-align-source="fix" style:repeat-content="false" fo:border-left="none" fo:border-right="0.74pt solid #3465a4" fo:border-top="0.74pt solid #3465a4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74pt solid #3465a4" fo:border-top="none"/>
    </style:style>
    <style:style style:name="ce11" style:family="table-cell" style:parent-style-name="Default">
      <style:table-cell-properties fo:border-bottom="0.74pt solid #3465a4" fo:border-left="none" fo:border-right="0.74pt solid #3465a4" fo:border-top="none"/>
    </style:style>
    <style:style style:name="ce12" style:family="table-cell" style:parent-style-name="Default">
      <style:table-cell-properties fo:border-bottom="none" fo:border-left="none" fo:border-right="none" fo:border-top="0.74pt solid #3465a4"/>
    </style:style>
    <style:style style:name="ce13" style:family="table-cell" style:parent-style-name="Heading_20_2">
      <style:table-cell-properties fo:border-bottom="none" fo:background-color="#3465a4" style:text-align-source="fix" style:repeat-content="false" fo:border-left="none" fo:border-right="none" fo:border-top="0.74pt solid #3465a4"/>
      <style:paragraph-properties fo:text-align="center" fo:margin-left="0cm"/>
    </style:style>
    <style:style style:name="ce31" style:family="table-cell" style:parent-style-name="Default"/>
    <style:style style:name="ce32" style:family="table-cell" style:parent-style-name="Default">
      <style:table-cell-properties fo:border-bottom="0.74pt solid #3465a4" fo:border-left="none" fo:border-right="none" fo:border-top="none"/>
    </style:style>
    <style:style style:name="ce14" style:family="table-cell" style:parent-style-name="Default">
      <style:table-cell-properties fo:border-bottom="0.74pt solid #3465a4" fo:border-left="none" fo:border-right="none" fo:border-top="none"/>
    </style:style>
    <style:style style:name="ce15" style:family="table-cell" style:parent-style-name="Heading_20_2">
      <style:table-cell-properties fo:background-color="#3465a4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order-bottom="0.74pt solid #3465a4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/>
    <style:style style:name="ce36" style:family="table-cell" style:parent-style-name="Default">
      <style:table-cell-properties fo:border-bottom="0.74pt solid #3465a4" fo:border-left="none" fo:border-right="none" fo:border-top="none"/>
    </style:style>
    <style:style style:name="ce16" style:family="table-cell" style:parent-style-name="Heading_20_2">
      <style:table-cell-properties fo:border-bottom="none" fo:background-color="#3465a4" style:text-align-source="fix" style:repeat-content="false" fo:border-left="none" fo:border-right="0.74pt solid #3465a4" fo:border-top="0.74pt solid #3465a4"/>
      <style:paragraph-properties fo:text-align="center" fo:margin-left="0cm"/>
    </style:style>
    <style:style style:name="ce38" style:family="table-cell" style:parent-style-name="Default"/>
    <style:style style:name="ce39" style:family="table-cell" style:parent-style-name="Default">
      <style:table-cell-properties fo:border-bottom="0.74pt solid #3465a4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3465a4" fo:border-top="0.74pt solid #3465a4"/>
    </style:style>
    <style:style style:name="ce51" style:family="table-cell" style:parent-style-name="Default">
      <style:table-cell-properties fo:border="none"/>
    </style:style>
    <style:style style:name="ce52" style:family="table-cell" style:parent-style-name="Heading_20_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Heading_20_2">
      <style:table-cell-properties fo:border-bottom="none" fo:background-color="#3465a4" style:text-align-source="fix" style:repeat-content="false" fo:border-left="none" fo:border-right="0.74pt solid #3465a4" fo:border-top="none"/>
      <style:paragraph-properties fo:text-align="center" fo:margin-left="0cm"/>
    </style:style>
    <style:style style:name="ce54" style:family="table-cell" style:parent-style-name="Heading_20_2">
      <style:table-cell-properties fo:border-bottom="none" fo:background-color="#3465a4" fo:border-left="none" fo:border-right="0.74pt solid #3465a4" fo:border-top="none"/>
    </style:style>
    <style:style style:name="ce68" style:family="table-cell" style:parent-style-name="Default">
      <style:table-cell-properties fo:border-bottom="none" fo:border-left="none" fo:border-right="0.74pt solid #3465a4" fo:border-top="none" style:vertical-align="middle"/>
      <style:text-properties fo:font-weight="bold" style:font-weight-asian="bold" style:font-weight-complex="bold"/>
      <style:map style:condition="cell-content()&lt;0" style:apply-style-name="Bad" style:base-cell-address="Basic.H29"/>
      <style:map style:condition="cell-content()&gt;0" style:apply-style-name="Good" style:base-cell-address="Basic.H2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200&quot;;&quot;2400&quot;;&quot;3600&quot;)" table:allow-empty-cell="true" table:display-list="unsorted" table:base-cell-address="Basic.A16">
          <table:error-message table:message-type="stop" table:display="true"/>
        </table:content-validation>
        <table:content-validation table:name="val2" table:condition="of:cell-content-is-in-list([$Basic.$A$9:.$A$12])" table:allow-empty-cell="true" table:display-list="unsorted" table:base-cell-address="Basic.B21">
          <table:error-message table:message-type="stop" table:display="true"/>
        </table:content-validation>
        <table:content-validation table:name="val3" table:condition="of:cell-content-is-whole-number() and cell-content()&lt;=2" table:allow-empty-cell="true" table:base-cell-address="Basic.C21">
          <table:error-message table:message-type="stop" table:display="true"/>
        </table:content-validation>
        <table:content-validation table:name="val4" table:condition="of:cell-content-is-whole-number() and cell-content()&lt;=6" table:allow-empty-cell="true" table:base-cell-address="Basic.E21">
          <table:error-message table:message-type="stop" table:display="true"/>
        </table:content-validation>
        <table:content-validation table:name="val5" table:base-cell-address="Basic.F21">
          <table:error-message table:message-type="stop" table:display="true"/>
        </table:content-validation>
      </table:content-validations>
      <table:table table:name="Basic" table:style-name="ta1">
        <table:table-column table:style-name="co1" table:default-cell-style-name="ce26"/>
        <table:table-column table:style-name="co1" table:default-cell-style-name="ce5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物品</text:p>
          </table:table-cell>
          <table:table-cell table:style-name="ce9" office:value-type="string" calcext:value-type="string">
            <text:p>占用格子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瓶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唱片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环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1" office:value-type="string" calcext:value-type="string" table:number-columns-spanned="5" table:number-rows-spanned="1">
            <text:p>行情</text:p>
          </table:table-cell>
          <table:covered-table-cell table:number-columns-repeated="3" table:style-name="ce12"/>
          <table:covered-table-cell table:style-name="ce17"/>
          <table:table-cell table:style-name="ce51"/>
          <table:table-cell table:number-columns-repeated="2"/>
        </table:table-row>
        <table:table-row table:style-name="ro1">
          <table:table-cell table:style-name="ce5" office:value-type="string" calcext:value-type="string">
            <text:p>商店</text:p>
          </table:table-cell>
          <table:table-cell table:style-name="ce13" office:value-type="string" calcext:value-type="string">
            <text:p>瓶</text:p>
          </table:table-cell>
          <table:table-cell table:style-name="ce13" office:value-type="string" calcext:value-type="string">
            <text:p>唱片</text:p>
          </table:table-cell>
          <table:table-cell table:style-name="ce13" office:value-type="string" calcext:value-type="string">
            <text:p>环</text:p>
          </table:table-cell>
          <table:table-cell table:style-name="ce16" office:value-type="string" calcext:value-type="string">
            <text:p>进入次数</text:p>
          </table:table-cell>
          <table:table-cell table:style-name="ce52"/>
          <table:table-cell table:number-columns-repeated="2"/>
        </table:table-row>
        <table:table-row table:style-name="ro2">
          <table:table-cell table:style-name="ce23" office:value-type="string" calcext:value-type="string">
            <text:p>曼玲</text:p>
          </table:table-cell>
          <table:table-cell table:style-name="ce31" office:value-type="float" office:value="1055" calcext:value-type="float">
            <text:p>1055</text:p>
          </table:table-cell>
          <table:table-cell table:style-name="ce35" office:value-type="float" office:value="675" calcext:value-type="float">
            <text:p>675</text:p>
          </table:table-cell>
          <table:table-cell table:style-name="ce38" office:value-type="float" office:value="170" calcext:value-type="float">
            <text:p>170</text:p>
          </table:table-cell>
          <table:table-cell table:style-name="ce10" office:value-type="float" office:value="2" calcext:value-type="float">
            <text:p>2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23" office:value-type="string" calcext:value-type="string">
            <text:p>卡米乐</text:p>
          </table:table-cell>
          <table:table-cell table:style-name="ce31" office:value-type="float" office:value="1430" calcext:value-type="float">
            <text:p>1430</text:p>
          </table:table-cell>
          <table:table-cell table:style-name="ce35" office:value-type="float" office:value="580" calcext:value-type="float">
            <text:p>580</text:p>
          </table:table-cell>
          <table:table-cell table:style-name="ce38" office:value-type="float" office:value="205" calcext:value-type="float">
            <text:p>205</text:p>
          </table:table-cell>
          <table:table-cell table:style-name="ce10" office:value-type="float" office:value="2" calcext:value-type="float">
            <text:p>2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23" office:value-type="string" calcext:value-type="string">
            <text:p>小枫</text:p>
          </table:table-cell>
          <table:table-cell table:style-name="ce31" office:value-type="float" office:value="1330" calcext:value-type="float">
            <text:p>1330</text:p>
          </table:table-cell>
          <table:table-cell table:style-name="ce35" office:value-type="float" office:value="525" calcext:value-type="float">
            <text:p>525</text:p>
          </table:table-cell>
          <table:table-cell table:style-name="ce38" office:value-type="float" office:value="185" calcext:value-type="float">
            <text:p>185</text:p>
          </table:table-cell>
          <table:table-cell table:style-name="ce10" office:value-type="float" office:value="2" calcext:value-type="float">
            <text:p>2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25" office:value-type="string" calcext:value-type="string">
            <text:p>海娜</text:p>
          </table:table-cell>
          <table:table-cell table:style-name="ce32" office:value-type="float" office:value="1490" calcext:value-type="float">
            <text:p>1490</text:p>
          </table:table-cell>
          <table:table-cell table:style-name="ce36" office:value-type="float" office:value="690" calcext:value-type="float">
            <text:p>690</text:p>
          </table:table-cell>
          <table:table-cell table:style-name="ce39" office:value-type="float" office:value="210" calcext:value-type="float">
            <text:p>210</text:p>
          </table:table-cell>
          <table:table-cell table:style-name="ce11" office:value-type="float" office:value="2" calcext:value-type="float">
            <text:p>2</text:p>
          </table:table-cell>
          <table:table-cell table:style-name="ce51"/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初始金额</text:p>
          </table:table-cell>
          <table:table-cell table:style-name="ce13" office:value-type="string" calcext:value-type="string">
            <text:p>单包格子数</text:p>
          </table:table-cell>
          <table:table-cell table:style-name="ce16" office:value-type="string" calcext:value-type="string">
            <text:p>背包个数</text:p>
          </table:table-cell>
          <table:table-cell table:number-columns-repeated="5"/>
        </table:table-row>
        <table:table-row table:style-name="ro2">
          <table:table-cell table:style-name="ce30" table:content-validation-name="val1" office:value-type="float" office:value="1200" calcext:value-type="float">
            <text:p>1200</text:p>
          </table:table-cell>
          <table:table-cell table:style-name="ce14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4" office:value-type="string" calcext:value-type="string" table:number-columns-spanned="8" table:number-rows-spanned="1">
            <text:p>操作记录</text:p>
          </table:table-cell>
          <table:covered-table-cell table:number-columns-repeated="5" table:style-name="ce12"/>
          <table:covered-table-cell table:number-columns-repeated="2" table:style-name="ce17"/>
        </table:table-row>
        <table:table-row table:style-name="ro1">
          <table:table-cell table:style-name="ce7" office:value-type="string" calcext:value-type="string">
            <text:p>序号</text:p>
          </table:table-cell>
          <table:table-cell table:style-name="ce15" office:value-type="string" calcext:value-type="string">
            <text:p>商店</text:p>
          </table:table-cell>
          <table:table-cell table:style-name="ce15" office:value-type="string" calcext:value-type="string">
            <text:p>瓶</text:p>
          </table:table-cell>
          <table:table-cell table:style-name="ce15" office:value-type="string" calcext:value-type="string">
            <text:p>唱片</text:p>
          </table:table-cell>
          <table:table-cell table:style-name="ce15" office:value-type="string" calcext:value-type="string">
            <text:p>环</text:p>
          </table:table-cell>
          <table:table-cell table:style-name="ce15" office:value-type="string" calcext:value-type="string">
            <text:p>总金额</text:p>
          </table:table-cell>
          <table:table-cell table:style-name="ce18" office:value-type="string" calcext:value-type="string">
            <text:p>花费金额</text:p>
          </table:table-cell>
          <table:table-cell table:style-name="ce54" office:value-type="string" calcext:value-type="string">
            <text:p>剩余金额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小枫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table:formula="of:=[.$A$16]" office:value-type="float" office:value="1200" calcext:value-type="float">
            <text:p>1200</text:p>
          </table:table-cell>
          <table:table-cell table:style-name="ce51" table:formula="of:=VLOOKUP([.$B21];[.$A$9:.$D$12]; 2; 0)*[.$C21]+VLOOKUP([.$B21];[.$A$9:.$DE$12]; 3; 0)*[.$D21]+VLOOKUP([.$B21];[.$A$9:.$DE$12]; 4; 0)*[.$E21]" office:value-type="float" office:value="1050" calcext:value-type="float">
            <text:p>1050</text:p>
          </table:table-cell>
          <table:table-cell table:style-name="ce10" table:formula="of:=[.$F21]-[.$G21]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曼玲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table:formula="of:=VLOOKUP([.$B22];[.$A$9:.$D$12]; 2; 0)*[.$C21]+VLOOKUP([.$B22];[.$A$9:.$D$12]; 3; 0)*[.$D21]+VLOOKUP([.$B22];[.$A$9:.$D$12]; 4; 0)*[.$E21]+[.$H21]" office:value-type="float" office:value="1500" calcext:value-type="float">
            <text:p>1500</text:p>
          </table:table-cell>
          <table:table-cell table:style-name="ce51" table:formula="of:=VLOOKUP([.$B22];[.$A$9:.$D$12]; 2; 0)*[.$C22]+VLOOKUP([.$B22];[.$A$9:.$DE$12]; 3; 0)*[.$D22]+VLOOKUP([.$B22];[.$A$9:.$DE$12]; 4; 0)*[.$E22]" office:value-type="float" office:value="1395" calcext:value-type="float">
            <text:p>1395</text:p>
          </table:table-cell>
          <table:table-cell table:style-name="ce10" table:formula="of:=[.$F22]-[.$G22]"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卡米乐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table:formula="of:=VLOOKUP([.$B23];[.$A$9:.$D$12]; 2; 0)*[.$C22]+VLOOKUP([.$B23];[.$A$9:.$D$12]; 3; 0)*[.$D22]+VLOOKUP([.$B23];[.$A$9:.$D$12]; 4; 0)*[.$E22]+[.$H22]" office:value-type="float" office:value="1945" calcext:value-type="float">
            <text:p>1945</text:p>
          </table:table-cell>
          <table:table-cell table:style-name="ce51" table:formula="of:=VLOOKUP([.$B23];[.$A$9:.$D$12]; 2; 0)*[.$C23]+VLOOKUP([.$B23];[.$A$9:.$DE$12]; 3; 0)*[.$D23]+VLOOKUP([.$B23];[.$A$9:.$DE$12]; 4; 0)*[.$E23]" office:value-type="float" office:value="1160" calcext:value-type="float">
            <text:p>1160</text:p>
          </table:table-cell>
          <table:table-cell table:style-name="ce10" table:formula="of:=[.$F23]-[.$G23]" office:value-type="float" office:value="785" calcext:value-type="float">
            <text:p>7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曼玲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table:formula="of:=VLOOKUP([.$B24];[.$A$9:.$D$12]; 2; 0)*[.$C23]+VLOOKUP([.$B24];[.$A$9:.$D$12]; 3; 0)*[.$D23]+VLOOKUP([.$B24];[.$A$9:.$D$12]; 4; 0)*[.$E23]+[.$H23]" office:value-type="float" office:value="2135" calcext:value-type="float">
            <text:p>2135</text:p>
          </table:table-cell>
          <table:table-cell table:style-name="ce51" table:formula="of:=VLOOKUP([.$B24];[.$A$9:.$D$12]; 2; 0)*[.$C24]+VLOOKUP([.$B24];[.$A$9:.$DE$12]; 3; 0)*[.$D24]+VLOOKUP([.$B24];[.$A$9:.$DE$12]; 4; 0)*[.$E24]" office:value-type="float" office:value="2110" calcext:value-type="float">
            <text:p>2110</text:p>
          </table:table-cell>
          <table:table-cell table:style-name="ce10" table:formula="of:=[.$F24]-[.$G24]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卡米乐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table:formula="of:=VLOOKUP([.$B25];[.$A$9:.$D$12]; 2; 0)*[.$C24]+VLOOKUP([.$B25];[.$A$9:.$D$12]; 3; 0)*[.$D24]+VLOOKUP([.$B25];[.$A$9:.$D$12]; 4; 0)*[.$E24]+[.$H24]" office:value-type="float" office:value="2885" calcext:value-type="float">
            <text:p>2885</text:p>
          </table:table-cell>
          <table:table-cell table:style-name="ce51" table:formula="of:=VLOOKUP([.$B25];[.$A$9:.$D$12]; 2; 0)*[.$C25]+VLOOKUP([.$B25];[.$A$9:.$DE$12]; 3; 0)*[.$D25]+VLOOKUP([.$B25];[.$A$9:.$DE$12]; 4; 0)*[.$E25]" office:value-type="float" office:value="1570" calcext:value-type="float">
            <text:p>1570</text:p>
          </table:table-cell>
          <table:table-cell table:style-name="ce10" table:formula="of:=[.$F25]-[.$G25]" office:value-type="float" office:value="1315" calcext:value-type="float">
            <text:p>13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海娜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table:formula="of:=VLOOKUP([.$B26];[.$A$9:.$D$12]; 2; 0)*[.$C25]+VLOOKUP([.$B26];[.$A$9:.$D$12]; 3; 0)*[.$D25]+VLOOKUP([.$B26];[.$A$9:.$D$12]; 4; 0)*[.$E25]+[.$H25]" office:value-type="float" office:value="3115" calcext:value-type="float">
            <text:p>3115</text:p>
          </table:table-cell>
          <table:table-cell table:style-name="ce51" table:formula="of:=VLOOKUP([.$B26];[.$A$9:.$D$12]; 2; 0)*[.$C26]+VLOOKUP([.$B26];[.$A$9:.$DE$12]; 3; 0)*[.$D26]+VLOOKUP([.$B26];[.$A$9:.$DE$12]; 4; 0)*[.$E26]" office:value-type="float" office:value="0" calcext:value-type="float">
            <text:p>0</text:p>
          </table:table-cell>
          <table:table-cell table:style-name="ce10" table:formula="of:=[.$F26]-[.$G26]" office:value-type="float" office:value="3115" calcext:value-type="float">
            <text:p>31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小枫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table:formula="of:=VLOOKUP([.$B27];[.$A$9:.$D$12]; 2; 0)*[.$C26]+VLOOKUP([.$B27];[.$A$9:.$D$12]; 3; 0)*[.$D26]+VLOOKUP([.$B27];[.$A$9:.$D$12]; 4; 0)*[.$E26]+[.$H26]" office:value-type="float" office:value="3115" calcext:value-type="float">
            <text:p>3115</text:p>
          </table:table-cell>
          <table:table-cell table:style-name="ce51" table:formula="of:=VLOOKUP([.$B27];[.$A$9:.$D$12]; 2; 0)*[.$C27]+VLOOKUP([.$B27];[.$A$9:.$DE$12]; 3; 0)*[.$D27]+VLOOKUP([.$B27];[.$A$9:.$DE$12]; 4; 0)*[.$E27]" office:value-type="float" office:value="1420" calcext:value-type="float">
            <text:p>1420</text:p>
          </table:table-cell>
          <table:table-cell table:style-name="ce10" table:formula="of:=[.$F27]-[.$G27]" office:value-type="float" office:value="1695" calcext:value-type="float">
            <text:p>16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海娜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table:formula="of:=VLOOKUP([.$B28];[.$A$9:.$D$12]; 2; 0)*[.$C27]+VLOOKUP([.$B28];[.$A$9:.$D$12]; 3; 0)*[.$D27]+VLOOKUP([.$B28];[.$A$9:.$D$12]; 4; 0)*[.$E27]+[.$H27]" office:value-type="float" office:value="3495" calcext:value-type="float">
            <text:p>3495</text:p>
          </table:table-cell>
          <table:table-cell table:style-name="ce51" table:formula="of:=VLOOKUP([.$B28];[.$A$9:.$D$12]; 2; 0)*[.$C28]+VLOOKUP([.$B28];[.$A$9:.$DE$12]; 3; 0)*[.$D28]+VLOOKUP([.$B28];[.$A$9:.$DE$12]; 4; 0)*[.$E28]" office:value-type="float" office:value="0" calcext:value-type="float">
            <text:p>0</text:p>
          </table:table-cell>
          <table:table-cell table:style-name="ce10" table:formula="of:=[.$F28]-[.$G28]" office:value-type="float" office:value="3495" calcext:value-type="float">
            <text:p>3495</text:p>
          </table:table-cell>
        </table:table-row>
        <table:table-row table:style-name="ro4">
          <table:table-cell table:style-name="ce40" office:value-type="string" calcext:value-type="string" table:number-columns-spanned="7" table:number-rows-spanned="1">
            <text:p>利润</text:p>
          </table:table-cell>
          <table:covered-table-cell table:content-validation-name="val2"/>
          <table:covered-table-cell table:number-columns-repeated="2" table:content-validation-name="val3"/>
          <table:covered-table-cell table:content-validation-name="val4"/>
          <table:covered-table-cell table:content-validation-name="val5"/>
          <table:covered-table-cell table:style-name="ce51"/>
          <table:table-cell table:style-name="ce68" table:formula="of:=[.$H$28]-[.$A$16]" office:value-type="float" office:value="2295" calcext:value-type="float">
            <text:p>2295</text:p>
          </table:table-cell>
        </table:table-row>
        <table:table-row table:style-name="ro2" table:number-rows-repeated="7">
          <table:table-cell/>
          <table:table-cell table:content-validation-name="val2"/>
          <table:table-cell table:content-validation-name="val3" table:number-columns-repeated="2"/>
          <table:table-cell table:content-validation-name="val4"/>
          <table:table-cell table:content-validation-name="val5"/>
          <table:table-cell table:style-name="ce51"/>
          <table:table-cell table:style-name="ce10"/>
        </table:table-row>
        <table:table-row table:style-name="ro2">
          <table:table-cell table:style-name="ce27"/>
          <table:table-cell table:style-name="ce44" table:content-validation-name="val2"/>
          <table:table-cell table:style-name="ce14" table:content-validation-name="val3" table:number-columns-repeated="2"/>
          <table:table-cell table:style-name="ce14" table:content-validation-name="val4"/>
          <table:table-cell table:style-name="ce14" table:content-validation-name="val5"/>
          <table:table-cell table:style-name="ce14"/>
          <table:table-cell table:style-name="ce11"/>
        </table:table-row>
        <calcext:conditional-formats>
          <calcext:conditional-format calcext:target-range-address="Basic.B9:Basic.B12">
            <calcext:condition calcext:apply-style-name="Good" calcext:value="top-elements(1)" calcext:base-cell-address="Basic.B9"/>
            <calcext:condition calcext:apply-style-name="Bad" calcext:value="bottom-elements(1)" calcext:base-cell-address="Basic.B9"/>
          </calcext:conditional-format>
          <calcext:conditional-format calcext:target-range-address="Basic.C9:Basic.C12">
            <calcext:condition calcext:apply-style-name="Good" calcext:value="top-elements(1)" calcext:base-cell-address="Basic.C9"/>
            <calcext:condition calcext:apply-style-name="Bad" calcext:value="bottom-elements(1)" calcext:base-cell-address="Basic.C9"/>
          </calcext:conditional-format>
          <calcext:conditional-format calcext:target-range-address="Basic.D9:Basic.D12">
            <calcext:condition calcext:apply-style-name="Good" calcext:value="top-elements(1)" calcext:base-cell-address="Basic.D9"/>
            <calcext:condition calcext:apply-style-name="Bad" calcext:value="bottom-elements(1)" calcext:base-cell-address="Basic.D9"/>
          </calcext:conditional-format>
          <calcext:conditional-format calcext:target-range-address="Basic.H29:Basic.H29">
            <calcext:condition calcext:apply-style-name="Bad" calcext:value="&lt;0" calcext:base-cell-address="Basic.H29"/>
            <calcext:condition calcext:apply-style-name="Good" calcext:value="&gt;0" calcext:base-cell-address="Basic.H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00/00/00</text:date>, <text:time style:data-style-name="N2" text:time-value="10:03:16.357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5:35:15.873000000</meta:creation-date>
    <dc:date>2025-02-06T10:04:52.078000000</dc:date>
    <meta:editing-duration>PT9H33M27S</meta:editing-duration>
    <meta:editing-cycles>151</meta:editing-cycles>
    <meta:generator>LibreOffice/24.8.4.2$Windows_X86_64 LibreOffice_project/bb3cfa12c7b1bf994ecc5649a80400d06cd71002</meta:generator>
    <dc:creator>Zou Jason</dc:creator>
    <meta:document-statistic meta:table-count="1" meta:cell-count="115" meta:object-count="0"/>
  </office:meta>
</office:document-meta>
</file>